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3"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1" fo:font-size="12pt" fo:font-weight="bold" officeooo:rsid="001d0934" officeooo:paragraph-rsid="001d0934" style:font-name-asian="Microsoft YaHei" style:font-size-asian="28pt" style:font-weight-asian="bold" style:font-name-complex="Arial4" style:font-size-complex="28pt" style:font-weight-complex="bold"/>
    </style:style>
    <style:style style:name="P6" style:family="paragraph" style:parent-style-name="Text_20_body">
      <style:text-properties style:font-name="Arial1" fo:font-size="12pt" fo:font-weight="normal" officeooo:rsid="001d0934" officeooo:paragraph-rsid="001d0934" style:font-name-asian="Microsoft YaHei" style:font-size-asian="28pt" style:font-weight-asian="normal" style:font-name-complex="Arial4" style:font-size-complex="28pt" style:font-weight-complex="normal"/>
    </style:style>
    <style:style style:name="P7" style:family="paragraph" style:parent-style-name="Text_20_body">
      <style:paragraph-properties fo:text-align="center" style:justify-single-word="false"/>
      <style:text-properties style:font-name="Arial" fo:language="pt" fo:country="BR" fo:font-weight="bold" officeooo:rsid="003f97bd" officeooo:paragraph-rsid="003f97bd" fo:background-color="transparent" style:font-weight-asian="bold" style:font-weight-complex="bold"/>
    </style:style>
    <style:style style:name="P8" style:family="paragraph" style:parent-style-name="Text_20_body">
      <style:paragraph-properties fo:text-align="justify" style:justify-single-word="false"/>
      <style:text-properties officeooo:paragraph-rsid="003f97bd"/>
    </style:style>
    <style:style style:name="P9" style:family="paragraph" style:parent-style-name="Contents_20_1">
      <style:paragraph-properties>
        <style:tab-stops>
          <style:tab-stop style:position="16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Heading_20_1" style:list-style-name="">
      <style:text-properties style:font-name="Arial3"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12" style:family="paragraph" style:parent-style-name="Heading_20_1">
      <style:text-properties officeooo:rsid="003f97bd" officeooo:paragraph-rsid="003f97bd"/>
    </style:style>
    <style:style style:name="P13" style:family="paragraph" style:parent-style-name="Heading_20_1">
      <style:paragraph-properties fo:break-before="page"/>
      <style:text-properties officeooo:rsid="003f97bd" officeooo:paragraph-rsid="003f97bd"/>
    </style:style>
    <style:style style:name="P14" style:family="paragraph" style:parent-style-name="Text_20_body">
      <style:paragraph-properties fo:text-align="justify" style:justify-single-word="false"/>
      <style:text-properties style:font-name="Arial" fo:language="pt" fo:country="BR" officeooo:rsid="003f97bd" officeooo:paragraph-rsid="003f97bd"/>
    </style:style>
    <style:style style:name="P15" style:family="paragraph" style:parent-style-name="Text_20_body">
      <style:paragraph-properties fo:text-align="justify" style:justify-single-word="false"/>
      <style:text-properties fo:font-style="normal" officeooo:rsid="003f97bd" officeooo:paragraph-rsid="003f97bd" style:font-style-asian="normal" style:font-style-complex="normal"/>
    </style:style>
    <style:style style:name="P16" style:family="paragraph" style:parent-style-name="Text_20_body">
      <style:text-properties officeooo:paragraph-rsid="003f97bd"/>
    </style:style>
    <style:style style:name="P17" style:family="paragraph" style:parent-style-name="Text_20_body">
      <style:text-properties officeooo:rsid="00427cc3" officeooo:paragraph-rsid="003f97bd"/>
    </style:style>
    <style:style style:name="P18" style:family="paragraph" style:parent-style-name="Text_20_body">
      <style:text-properties officeooo:rsid="00427cc3" officeooo:paragraph-rsid="00427cc3"/>
    </style:style>
    <style:style style:name="T1" style:family="text">
      <style:text-properties officeooo:rsid="001d0934"/>
    </style:style>
    <style:style style:name="T2" style:family="text">
      <style:text-properties style:font-name="Arial" fo:language="pt" fo:country="BR" officeooo:rsid="0031a03f"/>
    </style:style>
    <style:style style:name="T3" style:family="text">
      <style:text-properties style:font-name="Arial" fo:language="pt" fo:country="BR" officeooo:rsid="003f97bd" fo:background-color="transparent" loext:char-shading-value="0"/>
    </style:style>
    <style:style style:name="T4" style:family="text">
      <style:text-properties style:font-name="Arial" fo:language="pt" fo:country="BR" officeooo:rsid="003f97bd"/>
    </style:style>
    <style:style style:name="T5" style:family="text">
      <style:text-properties fo:font-style="normal" officeooo:rsid="003f97bd" style:font-style-asian="normal" style:font-style-complex="normal"/>
    </style:style>
    <style:style style:name="T6" style:family="text">
      <style:text-properties officeooo:rsid="003f97bd"/>
    </style:style>
    <style:style style:name="T7" style:family="text">
      <style:text-properties fo:font-style="italic" officeooo:rsid="003f97bd" style:font-style-asian="italic" style:font-style-complex="italic"/>
    </style:style>
    <style:style style:name="T8" style:family="text">
      <style:text-properties fo:font-style="italic" officeooo:rsid="0041de3a" style:font-style-asian="italic" style:font-style-complex="italic"/>
    </style:style>
    <style:style style:name="T9" style:family="text">
      <style:text-properties officeooo:rsid="0041de3a"/>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start text:name="__RefHeading___Toc74_2961738099"/>JEDIEL DA ROSA RIBEIRO<text:bookmark-end text:name="__RefHeading___Toc74_2961738099"/></text:p>
      <text:p text:style-name="P3"/>
      <text:p text:style-name="P3"/>
      <text:p text:style-name="P3"/>
      <text:p text:style-name="Contents_20_Heading"/>
      <text:p text:style-name="P3"/>
      <text:p text:style-name="P3"/>
      <text:p text:style-name="P3"/>
      <text:p text:style-name="P3"/>
      <text:p text:style-name="P7">RESUMO – SOCIEDADE SEM PECADO</text:p>
      <text:p text:style-name="P5"/>
      <text:p text:style-name="P5"/>
      <text:p text:style-name="P5"/>
      <text:p text:style-name="P5"/>
      <text:p text:style-name="P5"/>
      <text:p text:style-name="P5"/>
      <text:p text:style-name="P5"/>
      <text:p text:style-name="P5"/>
      <text:p text:style-name="P6"/>
      <text:p text:style-name="P6"/>
      <text:p text:style-name="P4"><text:bookmark-start text:name="__RefHeading___Toc76_2961738099"/><text:span text:style-name="T2">GASPAR</text:span>/SC<text:line-break/><text:span text:style-name="T3">SETEMBRO </text:span><text:span text:style-name="T1">DE 2021</text:span><text:bookmark-end text:name="__RefHeading___Toc76_2961738099"/></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0">Sumário</text:p>
          </text:index-title>
          <text:p text:style-name="P9"><text:a xlink:type="simple" xlink:href="#__RefHeading___Toc111_2123533033" text:style-name="Index_20_Link" text:visited-style-name="Index_20_Link">Sociedade pecadora<text:tab/>3</text:a></text:p>
          <text:p text:style-name="P9"><text:a xlink:type="simple" xlink:href="#__RefHeading___Toc113_2123533033" text:style-name="Index_20_Link" text:visited-style-name="Index_20_Link">A natureza do pecado<text:tab/>3</text:a></text:p>
          <text:p text:style-name="P9"><text:a xlink:type="simple" xlink:href="#__RefHeading___Toc115_2123533033" text:style-name="Index_20_Link" text:visited-style-name="Index_20_Link">Tratando o pecado<text:tab/>3</text:a></text:p>
        </text:index-body>
      </text:table-of-content>
      <text:h text:style-name="P11" text:outline-level="1"/>
      <text:list xml:id="list190463217" text:style-name="Outline">
        <text:list-item>
          <text:h text:style-name="P13" text:outline-level="1">Introdução</text:h>
        </text:list-item>
      </text:list>
      <text:p text:style-name="P8"><text:tab/><text:span text:style-name="T6">No livro, sociedade sem pecado, temos logo no início uma </text:span><text:span text:style-name="T4">posição muito forte do autor, mostrando que a sociedade que vivemos hoje em dia, temos cada vez mais pessoas se vitimizando e ignorando a culpa. A sociedade, diz que podemos fazer o que quisermos. Devemos fazer de tudo que quisermos sem nos importar com as consequências. Além disso, não devemos lidar com as consequências nem mesmo considerá-las, pelo contrário, devemos ignorar as consequência e suprimir nossa consciência de erro e de conduta. Devemos apenas colocar a sujeira para baixo do tapete como se não fosse nada e pudesse ser simplesmente ignorado. Como se a culpa fosse um problema e algo desnecessário para todos.</text:span></text:p>
      <text:p text:style-name="P14"><text:tab/>A culpa, porém, é necessária para que haja arrependimento e consequentemente perdão dos pecados. As pessoas estão fugindo de seus problemas mais do que nunca. Não há cura e não há tratamento, mas apenas uma maquiagem barata que cobre o problema, mas que não trata e não resolve nada. O problema não está em apenas ignorar a culpa, mas em achar que podemos fazer o que quisermos, ignorando as consequências das nossas ações. Assim, ninguém assume responsabilidade por nada, ninguém se importa com nada e ninguém é culpado. Contudo, se ninguém é culpado, então todos somos culpados.</text:p>
      <text:p text:style-name="P14"><text:tab/>A igreja acha que não deve se posicionar diante de muitas coisas, e acaba, assim como adão se omitindo e não exercendo a autoridade que lhe foi dada por Jesus. Nós devemos assumir a responsabilidade e mostrar ao mundo o seu pecado para que possam ter a verdadeira oportunidade de se arrependerem e conseguirem o perdão de Deus. A grande omissão da igreja, tem feito com que muitas das ideias que estavam, antes apenas do lado de fora, agora entrem e tenham cada vez mais força dentro da igreja. Não há conhecimento nem fundamento suficiente das escrituras na vida das pessoas para que elas possam lidar com essas realidades que vem confrontar sua fé. As pessoas que estão na igreja, acabam sendo levadas por muitas doutrinas mundanas disfarçadas, que acabam entrando na igreja e se estabelecendo sorrateiramente.</text:p>
      <text:p text:style-name="P14"><text:soft-page-break/><text:tab/>A consciência do pecado, da culpa e da necessidade de posicionamento e responsabilidade é necessária. Não podemos simplesmente ignorar o problema. Colocar a culpa em terceiros e achar que somos de alguma forma bons ou “não tão ruins assim”. Assumir que somos pecadores, que erramos e que precisamos nos humilhar e pedir perdão é a única saída para um mundo onde ninguém é culpado e ninguém quer ter essa responsabilidade.</text:p>
      <text:list xml:id="list223304306389754" text:continue-numbering="true" text:style-name="Outline">
        <text:list-item>
          <text:h text:style-name="P12" text:outline-level="1">Sociedade pecadora</text:h>
        </text:list-item>
      </text:list>
      <text:p text:style-name="Text_20_body"><text:span text:style-name="T6"><text:tab/>Uma sociedade pecadora que não quer lidar com a culpa que o pecado causa nela. É quase como querer comer 20 </text:span><text:span text:style-name="T7">milk-shakes</text:span><text:span text:style-name="T5"> e não passar mal. Você não pode fazer o que quiser e simplesmente ignorar a diarréia que vem depois.</text:span></text:p>
      <text:p text:style-name="P15"><text:tab/>Assumir a culpa é necessário. Em uma sociedade onde é pregado a ideia de que a culpa é ruim e não deve fazer parte da vida de ninguém. Tentando colocar na cabeça que não somos tão ruins assim, quando na verdade, não é isso que Deus nos diz. Somos todos pecadores e necessitamos da graça de Deus para que venhamos a receber o perdão de Deus sobre nossos pecados.</text:p>
      <text:p text:style-name="P15"><text:tab/>Ninguém assume a culpa, porém sempre há um culpado. Ignoramos a culpa, mas queremos culpar algo. As situações advérsas da vida, contextos sociais, emocionais, físicos, doenças, <text:s/>etc, são a razão pela qual agimos do jeito que agimos. Não podemos ignorar a realidade das doenças e de contextos advérsos, mas isso tudo tem a raiz e um só lugar, no pecado. O pecado é o problema nesse sistema todo. Devemos assumir a culpa, tomar um posicionamento de responsabilidade em relação à tudo isso e nos colocarmos como luz em m<text:span text:style-name="T9">e</text:span>io às trevas para que possamos nos arrepender do pecado e possamos ser tratados e perdoados por Deus.</text:p>
      <text:p text:style-name="P15"><text:tab/><text:span text:style-name="T9">Devemos </text:span><text:span text:style-name="T8">atentar</text:span><text:span text:style-name="T9"> para nossa consciência. O custo de desligá-la é terrívelmente alto. Inevitavelmente resultará numa catástrofe espiritual devastadora. Dentre todas as pessoas, nós, que estamos compromissados com a verdade das Escrituras, não podemos renunciar à importância de uma consciência sã. Devemos </text:span><text:soft-page-break/><text:span text:style-name="T9">recuperar e aplicar a verdade bíblica à conssciência, ou ficaremos sem ter o quer dizer para o mundo pecaminoso.</text:span></text:p>
      <text:p text:style-name="P15"/>
      <text:p text:style-name="P15"><text:tab/></text:p>
      <text:list xml:id="list223305136366875" text:continue-numbering="true" text:style-name="Outline">
        <text:list-item>
          <text:h text:style-name="Heading_20_1" text:outline-level="1">A natureza do pecado</text:h>
        </text:list-item>
      </text:list>
      <text:p text:style-name="Text_20_body"/>
      <text:p text:style-name="Text_20_body"/>
      <text:list xml:id="list223304398527627" text:continue-numbering="true" text:style-name="Outline">
        <text:list-item>
          <text:h text:style-name="P12" text:outline-level="1"><text:bookmark-start text:name="__RefHeading___Toc115_2123533033"/>Tratando o pecado<text:bookmark-end text:name="__RefHeading___Toc115_2123533033"/></text:h>
        </text:list-item>
      </text:list>
      <text:p text:style-name="P16"/>
      <text:p text:style-name="P17"/>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Strong_20_Emphasis" style:display-name="Strong Emphasis" style:family="text">
      <style:text-properties style:font-name="Arial1"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3"><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2"><draw:image xlink:href="Pictures/1000000000000500000000CF73E1439B139099FF.jpg" xlink:type="simple" xlink:show="embed" xlink:actuate="onLoad" loext:mime-type="image/jpeg"/></draw:frame></text:p>
      </style:header>
      <style:footer>
        <text:p text:style-name="MP2"><text:page-number text:select-page="current">4</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1"><draw:image xlink:href="Pictures/1000000000000500000000CF73E1439B139099FF.jpg" xlink:type="simple" xlink:show="embed" xlink:actuate="onLoad" loext:mime-type="image/jpeg"/></draw:frame></text:p>
      </style:header>
      <style:footer>
        <text:p text:style-name="MP1"><text:page-number text:select-page="current">5</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4"><draw:image xlink:href="Pictures/1000000000000500000000CF73E1439B139099FF.jpg" xlink:type="simple" xlink:show="embed" xlink:actuate="onLoad" loext:mime-type="image/jpeg"/></draw:frame></text:p>
      </style:header>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5T09:23:16.452554462</meta:creation-date>
    <dc:title>CTM</dc:title>
    <meta:editing-duration>PT49M19S</meta:editing-duration>
    <meta:editing-cycles>3</meta:editing-cycles>
    <meta:generator>LibreOffice/6.4.7.2$Linux_X86_64 LibreOffice_project/40$Build-2</meta:generator>
    <dc:date>2021-10-05T22:33:03.822413977</dc:date>
    <meta:document-statistic meta:table-count="0" meta:image-count="5" meta:object-count="0" meta:page-count="5" meta:paragraph-count="23" meta:word-count="731" meta:character-count="4335" meta:non-whitespace-character-count="3615"/>
    <meta:template xlink:type="simple" xlink:actuate="onRequest" xlink:title="CTM" xlink:href="../../Templates/CTM.ott" meta:date="2021-10-05T09:23:15.284098430"/>
  </office:meta>
</office:document-meta>
</file>